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00000000311000000A67700E40208D27E67.png" manifest:media-type="image/png"/>
  <manifest:file-entry manifest:full-path="Pictures/TablePreview25.svm" manifest:media-type=""/>
  <manifest:file-entry manifest:full-path="Pictures/TablePreview28.svm" manifest:media-type=""/>
  <manifest:file-entry manifest:full-path="Pictures/TablePreview3.svm" manifest:media-type=""/>
  <manifest:file-entry manifest:full-path="Pictures/TablePreview23.svm" manifest:media-type=""/>
  <manifest:file-entry manifest:full-path="Pictures/TablePreview27.svm" manifest:media-type=""/>
  <manifest:file-entry manifest:full-path="Pictures/TablePreview2.svm" manifest:media-type=""/>
  <manifest:file-entry manifest:full-path="Pictures/TablePreview22.svm" manifest:media-type=""/>
  <manifest:file-entry manifest:full-path="Pictures/TablePreview26.svm" manifest:media-type=""/>
  <manifest:file-entry manifest:full-path="Pictures/TablePreview1.svm" manifest:media-type=""/>
  <manifest:file-entry manifest:full-path="Pictures/TablePreview19.svm" manifest:media-type=""/>
  <manifest:file-entry manifest:full-path="Pictures/TablePreview21.svm" manifest:media-type=""/>
  <manifest:file-entry manifest:full-path="Pictures/TablePreview10.svm" manifest:media-type=""/>
  <manifest:file-entry manifest:full-path="Pictures/1000000000000020000000204B249CA79A42C6D7.png" manifest:media-type="image/png"/>
  <manifest:file-entry manifest:full-path="Pictures/TablePreview7.svm" manifest:media-type=""/>
  <manifest:file-entry manifest:full-path="Pictures/TablePreview4.svm" manifest:media-type=""/>
  <manifest:file-entry manifest:full-path="Pictures/TablePreview24.svm" manifest:media-type=""/>
  <manifest:file-entry manifest:full-path="Pictures/TablePreview9.svm" manifest:media-type=""/>
  <manifest:file-entry manifest:full-path="Pictures/TablePreview11.svm" manifest:media-type=""/>
  <manifest:file-entry manifest:full-path="Pictures/10000201000002E30000029ABE3B2E9C47B3D8BE.png" manifest:media-type="image/png"/>
  <manifest:file-entry manifest:full-path="Pictures/TablePreview12.svm" manifest:media-type=""/>
  <manifest:file-entry manifest:full-path="Pictures/TablePreview13.svm" manifest:media-type=""/>
  <manifest:file-entry manifest:full-path="Pictures/10000000000000F6000000DD0CB01142B846F129.png" manifest:media-type="image/png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20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" svg:font-family="'Calibri Light'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2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3.0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draw:auto-grow-height="true" draw:fit-to-size="false" style:shrink-to-fit="false" fo:min-height="13.262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outline1">
      <style:graphic-properties fo:min-height="10.798cm"/>
      <style:paragraph-properties style:writing-mode="lr-tb"/>
    </style:style>
    <style:style style:name="co1" style:family="table-column">
      <style:table-column-properties style:column-width="4.099cm" style:use-optimal-column-width="false"/>
    </style:style>
    <style:style style:name="co2" style:family="table-column">
      <style:table-column-properties style:column-width="3.758cm" style:use-optimal-column-width="false"/>
    </style:style>
    <style:style style:name="co3" style:family="table-column">
      <style:table-column-properties style:column-width="3.259cm" style:use-optimal-column-width="false"/>
    </style:style>
    <style:style style:name="co4" style:family="table-column">
      <style:table-column-properties style:column-width="2.416cm" style:use-optimal-column-width="false"/>
    </style:style>
    <style:style style:name="co5" style:family="table-column">
      <style:table-column-properties style:column-width="3.528cm" style:use-optimal-column-width="false"/>
    </style:style>
    <style:style style:name="co6" style:family="table-column">
      <style:table-column-properties style:column-width="2.454cm" style:use-optimal-column-width="false"/>
    </style:style>
    <style:style style:name="co7" style:family="table-column">
      <style:table-column-properties style:column-width="1.227cm" style:use-optimal-column-width="false"/>
    </style:style>
    <style:style style:name="co8" style:family="table-column">
      <style:table-column-properties style:column-width="1.112cm" style:use-optimal-column-width="false"/>
    </style:style>
    <style:style style:name="co9" style:family="table-column">
      <style:table-column-properties style:column-width="1.15cm" style:use-optimal-column-width="false"/>
    </style:style>
    <style:style style:name="co10" style:family="table-column">
      <style:table-column-properties style:column-width="1.151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751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8pt" style:font-size-asian="18pt" style:font-size-complex="18pt"/>
    </style:style>
    <style:style style:name="ce2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left="0.25cm" fo:padding-right="0.25cm" fo:wrap-option="wrap"/>
      <style:paragraph-properties fo:margin-top="0cm" fo:margin-bottom="0cm" fo:line-height="100%" fo:text-align="center" fo:border-left="0.03pt solid #000000" fo:border-right="0.03pt solid #000000" fo:border-top="0.03pt solid #000000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" style:family="table-cell">
      <loext:graphic-properties draw:fill="solid" draw:fill-color="#dde8cb" draw:textarea-vertical-align="bottom"/>
      <style:paragraph-properties fo:border-left="0.03pt solid #333333" fo:border-right="0.03pt solid #333333" fo:border-top="0.03pt solid #333333" fo:border-bottom="none"/>
      <style:text-properties style:font-name="BPG Courier S GPL&amp;GNU1"/>
    </style:style>
    <style:style style:name="ce4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/>
    </style:style>
    <style:style style:name="ce5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" style:family="table-cell">
      <loext:graphic-properties draw:textarea-vertical-align="bottom"/>
      <style:paragraph-properties fo:border-left="0.03pt solid #333333" fo:border-right="0.03pt solid #333333" fo:border-top="0.03pt solid #333333" fo:border-bottom="none"/>
      <style:text-properties style:font-name="BPG Courier S GPL&amp;GNU1"/>
    </style:style>
    <style:style style:name="ce7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" style:family="table-cell">
      <loext:graphic-properties draw:fill="solid" draw:fill-color="#dde8cb" draw:textarea-vertical-align="bottom"/>
      <style:paragraph-properties fo:border="0.03pt solid #333333"/>
      <style:text-properties style:font-name="BPG Courier S GPL&amp;GNU1"/>
    </style:style>
    <style:style style:name="ce10" style:family="table-cell">
      <loext:graphic-properties draw:fill="solid" draw:fill-color="#dde8cb" draw:textarea-vertical-align="middle"/>
      <style:paragraph-properties fo:text-align="center" fo:border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11" style:family="table-cell">
      <loext:graphic-properties draw:textarea-vertical-align="bottom"/>
      <style:paragraph-properties fo:border="0.03pt solid #333333"/>
      <style:text-properties style:font-name="BPG Courier S GPL&amp;GNU1"/>
    </style:style>
    <style:style style:name="ce12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3" style:family="table-cell">
      <loext:graphic-properties draw:textarea-vertical-align="middle"/>
      <style:paragraph-properties fo:text-align="center" fo:border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14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15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/>
    </style:style>
    <style:style style:name="ce16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7" style:family="table-cell">
      <loext:graphic-properties draw:textarea-vertical-align="bottom"/>
      <style:paragraph-properties fo:border-left="0.03pt solid #333333" fo:border-right="0.03pt solid #333333" fo:border-top="none" fo:border-bottom="none"/>
      <style:text-properties style:font-name="BPG Courier S GPL&amp;GNU1"/>
    </style:style>
    <style:style style:name="ce1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9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0" style:family="table-cell">
      <loext:graphic-properties draw:fill="solid" draw:fill-color="#dde8cb" draw:textarea-vertical-align="bottom"/>
      <style:paragraph-properties fo:border-left="0.03pt solid #333333" fo:border-right="none" fo:border-top="0.03pt solid #333333" fo:border-bottom="0.03pt solid #333333"/>
      <style:text-properties style:font-name="BPG Courier S GPL&amp;GNU1"/>
    </style:style>
    <style:style style:name="ce21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2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3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</style:style>
    <style:style style:name="ce24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5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6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7" style:family="table-cell">
      <loext:graphic-properties draw:fill="solid" draw:fill-color="#dde8cb" draw:textarea-vertical-align="middle"/>
      <style:paragraph-properties fo:text-align="center" fo:border="0.03pt solid #333333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9" style:family="table-cell">
      <loext:graphic-properties draw:textarea-vertical-align="middle"/>
      <style:paragraph-properties fo:text-align="center" fo:border="0.03pt solid #333333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0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1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</style:style>
    <style:style style:name="ce3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3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4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5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0.03pt solid #333333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6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7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fo:font-size="18pt"/>
    </style:style>
    <style:style style:name="ce38" style:family="table-cell">
      <loext:graphic-properties draw:textarea-vertical-align="bottom"/>
      <style:paragraph-properties fo:border-left="0.03pt solid #333333" fo:border-right="none" fo:border-top="0.03pt solid #333333" fo:border-bottom="none"/>
      <style:text-properties style:font-name="BPG Courier S GPL&amp;GNU1" fo:font-size="18pt"/>
    </style:style>
    <style:style style:name="ce39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40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1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3" style:family="table-cell">
      <loext:graphic-properties draw:fill="solid" draw:fill-color="#e6e6e6" draw:textarea-vertical-align="middle"/>
      <style:paragraph-properties fo:text-align="center" fo:border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5" style:family="table-cell">
      <loext:graphic-properties draw:textarea-vertical-align="middle"/>
      <style:paragraph-properties fo:text-align="center" fo:border-left="0.03pt solid #333333" fo:border-right="none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6" style:family="table-cell">
      <loext:graphic-properties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7" style:family="table-cell">
      <loext:graphic-properties draw:textarea-vertical-align="middle"/>
      <style:paragraph-properties fo:text-align="center" fo:border-left="0.03pt solid #333333" fo:border-right="none" fo:border-top="none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8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9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0" style:family="table-cell">
      <loext:graphic-properties draw:textarea-vertical-align="bottom"/>
      <style:paragraph-properties fo:border-left="0.03pt solid #333333" fo:border-right="none" fo:border-top="none" fo:border-bottom="none"/>
      <style:text-properties style:font-name="BPG Courier S GPL&amp;GNU1" fo:font-size="18pt"/>
    </style:style>
    <style:style style:name="ce51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2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3" style:family="table-cell">
      <loext:graphic-properties draw:fill="solid" draw:fill-color="#e6e6e6"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4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5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6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none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7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8" style:family="table-cell">
      <loext:graphic-properties draw:fill="solid" draw:fill-color="#dde8cb" draw:textarea-vertical-align="middle"/>
      <style:paragraph-properties fo:text-align="center" fo:border-left="none" fo:border-right="0.03pt solid #333333" fo:border-top="none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9" style:family="table-cell">
      <loext:graphic-properties draw:fill="solid" draw:fill-color="#e6e6e6" draw:textarea-vertical-align="bottom"/>
      <style:paragraph-properties fo:border-left="0.03pt solid #333333" fo:border-right="0.03pt solid #333333" fo:border-top="none" fo:border-bottom="none"/>
      <style:text-properties style:font-name="BPG Courier S GPL&amp;GNU1" fo:font-size="18pt"/>
    </style:style>
    <style:style style:name="ce60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none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1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2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fo:font-size="18pt"/>
    </style:style>
    <style:style style:name="ce63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4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65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6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7" style:family="table-cell">
      <loext:graphic-properties draw:fill="solid" draw:fill-color="#dde8cb" draw:textarea-vertical-align="middle"/>
      <style:paragraph-properties fo:text-align="center" fo:border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8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0" style:family="table-cell">
      <loext:graphic-properties draw:textarea-vertical-align="middle"/>
      <style:paragraph-properties fo:text-align="center" fo:border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1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2" style:family="table-cell">
      <loext:graphic-properties draw:fill="solid" draw:fill-color="#e6e6e6" draw:textarea-vertical-align="middle"/>
      <style:paragraph-properties fo:text-align="center" fo:border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3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5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6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7" style:family="table-cell">
      <loext:graphic-properties draw:textarea-vertical-align="middle"/>
      <style:paragraph-properties fo:text-align="center" fo:border-left="0.03pt solid #333333" fo:border-right="none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8" style:family="table-cell">
      <loext:graphic-properties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0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1" style:family="table-cell">
      <loext:graphic-properties draw:textarea-vertical-align="middle"/>
      <style:paragraph-properties fo:text-align="center" fo:border-left="0.03pt solid #333333" fo:border-right="none" fo:border-top="none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2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3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5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6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7" style:family="table-cell">
      <loext:graphic-properties draw:fill="solid" draw:fill-color="#e6e6e6"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8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9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0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none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91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2" style:family="table-cell">
      <loext:graphic-properties draw:fill="solid" draw:fill-color="#dde8cb" draw:textarea-vertical-align="middle"/>
      <style:paragraph-properties fo:text-align="center" fo:border-left="none" fo:border-right="0.03pt solid #333333" fo:border-top="none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93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none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4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.254cm" fo:margin-bottom="0cm" fo:text-indent="0cm"/>
    </style:style>
    <style:style style:name="P8" style:family="paragraph">
      <style:paragraph-properties fo:margin-left="0cm" fo:margin-right="0cm" fo:margin-top="0.254cm" fo:margin-bottom="0cm" fo:text-indent="0cm" style:writing-mode="lr-tb"/>
      <style:text-properties style:font-name="Liberation Sans2" fo:font-size="26pt" style:font-size-asian="26pt" style:font-size-complex="26pt"/>
    </style:style>
    <style:style style:name="P9" style:family="paragraph">
      <loext:graphic-properties draw:fill="none" draw:fill-color="#ffffff"/>
      <style:paragraph-properties style:writing-mode="lr-tb"/>
      <style:text-properties style:font-name="BPG Courier S GPL&amp;GNU1" fo:font-size="32pt" style:font-size-asian="32pt" style:font-size-complex="32pt"/>
    </style:style>
    <style:style style:name="P10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1" style:family="paragraph">
      <loext:graphic-properties draw:fill="none" draw:fill-color="#ffffff"/>
      <style:paragraph-properties style:writing-mode="lr-tb"/>
      <style:text-properties style:font-name="BPG Courier S GPL&amp;GNU1" fo:font-size="26pt" style:font-size-asian="26pt" style:font-size-complex="2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</style:style>
    <style:style style:name="P14" style:family="paragraph">
      <style:paragraph-properties fo:margin-left="0cm" fo:margin-right="0cm" fo:margin-top="0.5cm" fo:margin-bottom="0cm" fo:text-indent="0cm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style:paragraph-properties fo:margin-top="0cm" fo:margin-bottom="0cm" fo:line-height="100%" fo:text-align="center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8" style:family="paragraph">
      <style:text-properties style:font-name="BPG Courier S GPL&amp;GNU1"/>
    </style:style>
    <style:style style:name="P19" style:family="paragraph">
      <style:paragraph-properties fo:text-align="center"/>
      <style:text-properties fo:color="#c9211e" loext:opacity="100%"/>
    </style:style>
    <style:style style:name="P20" style:family="paragraph">
      <style:paragraph-properties fo:text-align="center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P21" style:family="paragraph">
      <style:paragraph-properties fo:text-align="center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4" style:family="paragraph">
      <style:text-properties style:font-name="BPG Courier S GPL&amp;GNU1" fo:font-size="18pt"/>
    </style:style>
    <style:style style:name="P25" style:family="paragraph">
      <style:paragraph-properties fo:text-align="center"/>
      <style:text-properties fo:color="#c9211e" loext:opacity="100%" fo:font-size="18pt"/>
    </style:style>
    <style:style style:name="P26" style:family="paragraph">
      <style:paragraph-properties fo:text-align="center"/>
      <style:text-properties fo:color="#000000" loext:opacity="100%" fo:font-size="18pt"/>
    </style:style>
    <style:style style:name="P27" style:family="paragraph">
      <style:paragraph-properties fo:text-align="center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P28" style:family="paragraph">
      <style:paragraph-properties fo:text-align="center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P29" style:family="paragraph">
      <style:paragraph-properties fo:text-align="center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P3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5" style:family="paragraph">
      <style:paragraph-properties fo:margin-left="0cm" fo:margin-right="0cm" fo:margin-top="0.356cm" fo:margin-bottom="0cm" fo:text-indent="0cm"/>
    </style:style>
    <style:style style:name="P36" style:family="paragraph">
      <style:paragraph-properties fo:margin-left="0cm" fo:margin-right="0cm" fo:margin-top="0.102cm" fo:margin-bottom="0cm" fo:text-indent="0cm"/>
    </style:style>
    <style:style style:name="P37" style:family="paragraph">
      <style:paragraph-properties fo:margin-top="0.102cm" fo:margin-bottom="0cm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2" fo:font-size="32pt" style:letter-kerning="true" style:font-name-asian="Noto Sans CJK SC" style:font-size-asian="32pt" style:font-name-complex="Lohit Devanagari" style:font-size-complex="32pt"/>
    </style:style>
    <style:style style:name="T9" style:family="text">
      <style:text-properties style:font-name="BPG Courier S GPL&amp;GNU1" fo:font-size="28pt" style:font-size-asian="28pt" style:font-size-complex="28pt"/>
    </style:style>
    <style:style style:name="T10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font-name="BPG Courier S GPL&amp;GNU1" fo:font-size="22pt" style:font-size-asian="22pt" style:font-size-complex="2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-8% 58%" fo:font-size="28pt" style:font-size-asian="28pt" style:font-size-complex="28pt"/>
    </style:style>
    <style:style style:name="T17" style:family="text">
      <style:text-properties style:text-position="0% 100%" fo:font-size="28pt" style:font-size-asian="28pt" style:font-size-complex="2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font-name="BPG Courier S GPL&amp;GNU1" fo:font-size="18pt"/>
    </style:style>
    <style:style style:name="T22" style:family="text">
      <style:text-properties fo:color="#c9211e" loext:opacity="100%" fo:font-size="18pt"/>
    </style:style>
    <style:style style:name="T23" style:family="text"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T24" style:family="text">
      <style:text-properties fo:font-size="18pt"/>
    </style:style>
    <style:style style:name="T25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T2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loext:opacity="100%" fo:font-size="18pt"/>
    </style:style>
    <style:style style:name="T28" style:family="text"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T29" style:family="text"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T30" style:family="text"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color="#c9211e" loext:opacity="100%" fo:font-size="28pt" style:font-size-asian="28pt" style:font-size-complex="28pt"/>
    </style:style>
    <style:style style:name="T35" style:family="text">
      <style:text-properties fo:color="#c9211e" loext:opacity="100%" style:text-position="-8% 58%" fo:font-size="28pt" style:font-size-asian="28pt" style:font-size-complex="28pt"/>
    </style:style>
    <style:style style:name="T36" style:family="text">
      <style:text-properties style:font-name="Liberation Sans2" fo:font-size="28pt" style:font-size-asian="28pt" style:font-size-complex="28pt"/>
    </style:style>
    <style:style style:name="T37" style:family="text">
      <style:text-properties fo:color="#c9211e" loext:opacity="100%" style:text-position="0% 100%" fo:font-size="28pt" style:font-size-asian="28pt" style:font-size-complex="28pt"/>
    </style:style>
    <style:style style:name="T38" style:family="text">
      <style:text-properties fo:color="#000000" loext:opacity="100%" fo:font-size="28pt" style:font-size-asian="28pt" style:font-size-complex="28pt"/>
    </style:style>
    <style:style style:name="T39" style:family="text">
      <style:text-properties fo:color="#000000" loext:opacity="100%" style:text-position="-8% 58%" fo:font-size="28pt" style:font-size-asian="28pt" style:font-size-complex="28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1.995cm" svg:height="2.134cm" svg:x="1.015cm" svg:y="16.002cm" presentation:class="subtitle" presentation:user-transformed="true">
          <draw:text-box>
            <text:p text:style-name="P1"><text:span text:style-name="T1">Lesson 5: Arithmetic</text:span></text:p>
          </draw:text-box>
        </draw:frame>
        <draw:frame draw:style-name="gr1" draw:text-style-name="P3" draw:layer="layout" svg:width="23.85cm" svg:height="7.821cm" svg:x="5.152cm" svg:y="0.556cm">
          <draw:text-box>
            <text:p><text:span text:style-name="T2">Z</text:span><text:span text:style-name="T3">80</text:span><text:span text:style-name="T4"> </text:span><text:span text:style-name="T5">Assembly</text:span></text:p>
          </draw:text-box>
        </draw:frame>
        <draw:frame draw:style-name="gr2" draw:text-style-name="P3" draw:layer="layout" svg:width="4.016cm" svg:height="1.517cm" svg:x="14.926cm" svg:y="4.058cm">
          <draw:text-box>
            <text:p><text:span text:style-name="T6">for the</text:span></text:p>
          </draw:text-box>
        </draw:frame>
        <draw:frame draw:style-name="gr3" draw:text-style-name="P4" draw:layer="layout" svg:width="20.763cm" svg:height="4.391cm" svg:x="6.647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3" draw:text-style-name="P4" draw:layer="layout" svg:width="8.711cm" svg:height="7.85cm" svg:x="12.695cm" svg:y="8.406cm">
          <draw:image xlink:href="Pictures/10000201000002E30000029ABE3B2E9C47B3D8B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8-Bit Arithmetic: C vs. Assembly</text:span></text:p>
          </draw:text-box>
        </draw:frame>
        <draw:frame presentation:style-name="pr4" draw:text-style-name="P8" draw:layer="layout" svg:width="30.471cm" svg:height="13.262cm" svg:x="1.692cm" svg:y="3.857cm" presentation:class="outline" presentation:user-transformed="true">
          <draw:text-box>
            <text:list text:style-name="L2">
              <text:list-item>
                <text:p text:style-name="P7"><text:span text:style-name="T8">C: Fortran-like mathematical operations</text:span></text:p>
              </text:list-item>
              <text:list-item>
                <text:p text:style-name="P7"><text:span text:style-name="T8">Assembly: Add, subtract, shift, rotate</text:span></text:p>
              </text:list-item>
            </text:list>
          </draw:text-box>
        </draw:frame>
        <draw:frame draw:style-name="gr5" draw:text-style-name="P9" draw:layer="layout" svg:width="13.541cm" svg:height="6.449cm" svg:x="3.048cm" svg:y="8.645cm">
          <draw:text-box>
            <text:p><text:span text:style-name="T9">val = foo + bar – baz;</text:span></text:p>
          </draw:text-box>
        </draw:frame>
        <draw:frame draw:style-name="gr6" draw:text-style-name="P10" draw:layer="layout" svg:width="4.747cm" svg:height="1.276cm" svg:x="8.128cm" svg:y="7.233cm">
          <draw:text-box>
            <text:p><text:span text:style-name="T10">C:</text:span></text:p>
          </draw:text-box>
        </draw:frame>
        <draw:frame draw:style-name="gr7" draw:text-style-name="P10" draw:layer="layout" svg:width="4.748cm" svg:height="1.276cm" svg:x="20.768cm" svg:y="7.22cm">
          <draw:text-box>
            <text:p><text:span text:style-name="T10">Assembly:</text:span></text:p>
          </draw:text-box>
        </draw:frame>
        <draw:frame draw:style-name="gr8" draw:text-style-name="P11" draw:layer="layout" svg:width="9.419cm" svg:height="9.548cm" svg:x="18.891cm" svg:y="8.744cm">
          <draw:text-box>
            <text:p><text:span text:style-name="T9"><text:s text:c="3"/></text:span><text:span text:style-name="T9">ld a,(bar)</text:span></text:p>
            <text:p><text:span text:style-name="T9"><text:s text:c="3"/></text:span><text:span text:style-name="T9">ld b,a</text:span></text:p>
            <text:p><text:span text:style-name="T9"><text:s text:c="3"/></text:span><text:span text:style-name="T9">ld a,(baz)</text:span></text:p>
            <text:p><text:span text:style-name="T9"><text:s text:c="3"/></text:span><text:span text:style-name="T9">ld c,a</text:span></text:p>
            <text:p><text:span text:style-name="T9"><text:s text:c="3"/></text:span><text:span text:style-name="T9">ld a,(foo)</text:span></text:p>
            <text:p><text:span text:style-name="T9"><text:s text:c="3"/></text:span><text:span text:style-name="T9">add a,b</text:span></text:p>
            <text:p><text:span text:style-name="T9"><text:s text:c="3"/></text:span><text:span text:style-name="T9">sub c</text:span></text:p>
            <text:p><text:span text:style-name="T9"><text:s text:c="3"/></text:span><text:span text:style-name="T9">ld (val),a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D (8-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1" text:id="id1"><text:span text:style-name="T11">Adds value of second operand to accumulator</text:span></text:p>
              </text:list-item>
              <text:list-item>
                <text:p xml:id="id2" text:id="id2"><text:span text:style-name="T11">First Operand: Always A</text:span></text:p>
              </text:list-item>
              <text:list-item>
                <text:p xml:id="id3" text:id="id3"><text:span text:style-name="T11">Second Operand:</text:span></text:p>
                <text:list>
                  <text:list-item>
                    <text:p xml:id="id4" text:id="id4"><text:span text:style-name="T12">Register:</text:span></text:p>
                    <text:list>
                      <text:list-item>
                        <text:p xml:id="id5" text:id="id5"><text:span text:style-name="T13">A, B, C, D, E, H, L, IXH, IXL, IYH, IYL</text:span></text:p>
                      </text:list-item>
                    </text:list>
                  </text:list-item>
                  <text:list-item>
                    <text:p xml:id="id6" text:id="id6"><text:span text:style-name="T12">Register Indirect:</text:span></text:p>
                    <text:list>
                      <text:list-item>
                        <text:p xml:id="id7" text:id="id7"><text:span text:style-name="T13">(HL)</text:span></text:p>
                      </text:list-item>
                    </text:list>
                  </text:list-item>
                  <text:list-item>
                    <text:p xml:id="id8" text:id="id8"><text:span text:style-name="T12">Indexed:</text:span></text:p>
                    <text:list>
                      <text:list-item>
                        <text:p xml:id="id9" text:id="id9"><text:span text:style-name="T13">(IX+n), (IY+n)</text:span></text:p>
                      </text:list-item>
                    </text:list>
                  </text:list-item>
                  <text:list-item>
                    <text:p xml:id="id10" text:id="id10"><text:span text:style-name="T12">Immediate</text:span></text:p>
                    <text:list>
                      <text:list-item>
                        <text:p xml:id="id11" text:id="id11"><text:span text:style-name="T13">Example:</text:span><text:span text:style-name="T14"> add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D (8-Bit) Effe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xml:id="id12" text:id="id12" text:style-name="P14"><text:span text:style-name="T15">Sum </text:span><text:span text:style-name="T11">= A</text:span><text:span text:style-name="T16">IN</text:span><text:span text:style-name="T11"> + Op2</text:span></text:p>
              </text:list-item>
              <text:list-item>
                <text:p xml:id="id13" text:id="id13"><text:span text:style-name="T11">A</text:span><text:span text:style-name="T16">OUT</text:span><text:span text:style-name="T11"> = Sum % 256</text:span></text:p>
              </text:list-item>
              <text:list-item>
                <text:p xml:id="id14" text:id="id14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15" text:id="id15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16" text:id="id16" text:style-name="P14"><text:span text:style-name="T18">H = (</text:span><text:span text:style-name="T17">A</text:span><text:span text:style-name="T16">IN</text:span><text:span text:style-name="T17"> % 16) + (Op2 % 16) &gt; 15</text:span></text:p>
              </text:list-item>
              <text:list-item>
                <text:p xml:id="id17" text:id="id17"><text:span text:style-name="T11">P/V = (Sum</text:span><text:span text:style-name="T16">SIGNED</text:span><text:span text:style-name="T17"> &lt; -128) || (Sum</text:span><text:span text:style-name="T16">SIGNED</text:span><text:span text:style-name="T17"> &gt; 127)</text:span></text:p>
                <text:list>
                  <text:list-item>
                    <text:p xml:id="id18" text:id="id18"><text:span text:style-name="T17">Sum of two “negative” or two “positive” values doesn’t fit A</text:span></text:p>
                  </text:list-item>
                </text:list>
              </text:list-item>
              <text:list-item>
                <text:p xml:id="id19" text:id="id19" text:style-name="P14"><text:span text:style-name="T11">N = 0</text:span></text:p>
              </text:list-item>
              <text:list-item>
                <text:p xml:id="id20" text:id="id20" text:style-name="P14"><text:span text:style-name="T11">C = Sum &gt; 255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4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4">
                <text:p text:style-name="P19"><text:span text:style-name="T22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4">
                <text:p text:style-name="P19"><text:span text:style-name="T22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8">
                <text:p text:style-name="P22"><text:span text:style-name="T26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>
                <text:p text:style-name="P20"><text:span text:style-name="T23">6</text:span></text:p>
              </table:table-cell>
              <table:table-cell>
                <text:p text:style-name="P20"><text:span text:style-name="T23">6</text:span></text:p>
              </table:table-cell>
              <table:table-cell>
                <text:p text:style-name="P20"><text:span text:style-name="T23">06</text:span></text:p>
              </table:table-cell>
              <table:table-cell table:style-name="ce4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>
                <text:p text:style-name="P22"><text:span text:style-name="T26">226</text:span></text:p>
              </table:table-cell>
              <table:table-cell>
                <text:p text:style-name="P20"><text:span text:style-name="T23">-30</text:span></text:p>
              </table:table-cell>
              <table:table-cell table:style-name="ce14">
                <text:p text:style-name="P20"><text:span text:style-name="T23">E2</text:span></text:p>
              </table:table-cell>
              <table:table-cell table:style-name="ce15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90</text:span></text:p>
              </table:table-cell>
              <table:table-cell>
                <text:p text:style-name="P20"><text:span text:style-name="T23">-66</text:span></text:p>
              </table:table-cell>
              <table:table-cell>
                <text:p text:style-name="P20"><text:span text:style-name="T23">BE</text:span></text:p>
              </table:table-cell>
              <table:table-cell table:style-name="ce4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>
                <text:p text:style-name="P22"><text:span text:style-name="T26">190</text:span></text:p>
              </table:table-cell>
              <table:table-cell>
                <text:p text:style-name="P20"><text:span text:style-name="T23">-66</text:span></text:p>
              </table:table-cell>
              <table:table-cell>
                <text:p text:style-name="P20"><text:span text:style-name="T23">BE</text:span></text:p>
              </table:table-cell>
              <table:table-cell table:style-name="ce8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1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232</text:span></text:p>
              </table:table-cell>
              <table:table-cell>
                <text:p text:style-name="P20"><text:span text:style-name="T23">-24</text:span></text:p>
              </table:table-cell>
              <table:table-cell>
                <text:p text:style-name="P20"><text:span text:style-name="T23">E8</text:span></text:p>
              </table:table-cell>
              <table:table-cell table:style-name="ce16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>
                <text:p text:style-name="P22"><text:span text:style-name="T26">232</text:span></text:p>
              </table:table-cell>
              <table:table-cell>
                <text:p text:style-name="P20"><text:span text:style-name="T23">-24</text:span></text:p>
              </table:table-cell>
              <table:table-cell>
                <text:p text:style-name="P20"><text:span text:style-name="T23">E8</text:span></text:p>
              </table:table-cell>
              <table:table-cell table:style-name="ce18">
                <text:p text:style-name="P22"><text:span text:style-name="T26">128</text:span></text:p>
              </table:table-cell>
              <table:table-cell>
                <text:p text:style-name="P20"><text:span text:style-name="T23">-128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04</text:span></text:p>
              </table:table-cell>
              <table:table-cell table:style-name="ce21">
                <text:p text:style-name="P20"><text:span text:style-name="T23">104</text:span></text:p>
              </table:table-cell>
              <table:table-cell>
                <text:p text:style-name="P20"><text:span text:style-name="T23">68</text:span></text:p>
              </table:table-cell>
              <table:table-cell table:style-name="ce16">
                <text:p text:style-name="P22"><text:span text:style-name="T26">128</text:span></text:p>
              </table:table-cell>
              <table:table-cell>
                <text:p text:style-name="P20"><text:span text:style-name="T23">-128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>
                <text:p text:style-name="P22"><text:span text:style-name="T26">104</text:span></text:p>
              </table:table-cell>
              <table:table-cell table:style-name="ce22">
                <text:p text:style-name="P20"><text:span text:style-name="T23">104</text:span></text:p>
              </table:table-cell>
              <table:table-cell>
                <text:p text:style-name="P20"><text:span text:style-name="T23">68</text:span></text:p>
              </table:table-cell>
              <table:table-cell table:style-name="ce18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46</text:span></text:p>
              </table:table-cell>
              <table:table-cell>
                <text:p text:style-name="P20"><text:span text:style-name="T23">-110</text:span></text:p>
              </table:table-cell>
              <table:table-cell>
                <text:p text:style-name="P20"><text:span text:style-name="T23">92</text:span></text:p>
              </table:table-cell>
              <table:table-cell table:style-name="ce16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>
                <text:p text:style-name="P22"><text:span text:style-name="T26">146</text:span></text:p>
              </table:table-cell>
              <table:table-cell>
                <text:p text:style-name="P20"><text:span text:style-name="T23">-110</text:span></text:p>
              </table:table-cell>
              <table:table-cell>
                <text:p text:style-name="P20"><text:span text:style-name="T23">92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10</text:span></text:p>
              </table:table-cell>
              <table:table-cell table:style-name="ce33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>
                <text:p text:style-name="P21"><text:span text:style-name="T25">110</text:span></text:p>
              </table:table-cell>
              <table:table-cell>
                <text:p text:style-name="P21"><text:span text:style-name="T25">110</text:span></text:p>
              </table:table-cell>
              <table:table-cell>
                <text:p text:style-name="P21"><text:span text:style-name="T25">6E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SUB: SUBtract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21" text:id="id21"><text:span text:style-name="T11">Subtracts value of operand from accumulator</text:span></text:p>
              </text:list-item>
              <text:list-item>
                <text:p xml:id="id22" text:id="id22"><text:span text:style-name="T12">Register:</text:span></text:p>
                <text:list>
                  <text:list-item>
                    <text:p xml:id="id23" text:id="id23"><text:span text:style-name="T13">A, B, C, D, E, H, L, IXH, IXL, IYH, IYL</text:span></text:p>
                  </text:list-item>
                </text:list>
              </text:list-item>
              <text:list-item>
                <text:p xml:id="id24" text:id="id24"><text:span text:style-name="T12">Register Indirect:</text:span></text:p>
                <text:list>
                  <text:list-item>
                    <text:p xml:id="id25" text:id="id25"><text:span text:style-name="T13">(HL)</text:span></text:p>
                  </text:list-item>
                </text:list>
              </text:list-item>
              <text:list-item>
                <text:p xml:id="id26" text:id="id26"><text:span text:style-name="T12">Indexed:</text:span></text:p>
                <text:list>
                  <text:list-item>
                    <text:p xml:id="id27" text:id="id27"><text:span text:style-name="T13">(IX+n), (IY+n)</text:span></text:p>
                  </text:list-item>
                </text:list>
              </text:list-item>
              <text:list-item>
                <text:p xml:id="id28" text:id="id28"><text:span text:style-name="T12">Immediate</text:span></text:p>
                <text:list>
                  <text:list-item>
                    <text:p xml:id="id29" text:id="id29"><text:span text:style-name="T13">Example:</text:span><text:span text:style-name="T14"> sub 4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19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UB Effects</text:span></text:p>
          </draw:text-box>
        </draw:frame>
        <draw:frame presentation:style-name="pr6" draw:text-style-name="P13" draw:layer="layout" svg:width="31.065cm" svg:height="15.24cm" svg:x="1.692cm" svg:y="3.494cm" presentation:class="outline" presentation:user-transformed="true">
          <draw:text-box>
            <text:list text:style-name="L2">
              <text:list-item>
                <text:p xml:id="id30" text:id="id30" text:style-name="P14"><text:span text:style-name="T15">Diff </text:span><text:span text:style-name="T11">= A</text:span><text:span text:style-name="T16">IN</text:span><text:span text:style-name="T11"> - Op</text:span></text:p>
              </text:list-item>
              <text:list-item>
                <text:p xml:id="id31" text:id="id31"><text:span text:style-name="T11">A</text:span><text:span text:style-name="T16">OUT</text:span><text:span text:style-name="T11"> = Diff % 256</text:span></text:p>
              </text:list-item>
              <text:list-item>
                <text:p xml:id="id32" text:id="id32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33" text:id="id33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34" text:id="id34" text:style-name="P14"><text:span text:style-name="T18">H = (</text:span><text:span text:style-name="T17">A</text:span><text:span text:style-name="T16">IN</text:span><text:span text:style-name="T17"> % 16) - (Op % 16) &lt; 0</text:span></text:p>
              </text:list-item>
              <text:list-item>
                <text:p xml:id="id35" text:id="id35"><text:span text:style-name="T11">P/V = (Diff</text:span><text:span text:style-name="T16">SIGNED</text:span><text:span text:style-name="T11"> &lt; -128) || (Diff</text:span><text:span text:style-name="T16">SIGNED</text:span><text:span text:style-name="T11"> &gt; 127)</text:span></text:p>
              </text:list-item>
              <text:list-item>
                <text:p xml:id="id36" text:id="id36" text:style-name="P14"><text:span text:style-name="T11">N = 1</text:span></text:p>
              </text:list-item>
              <text:list-item>
                <text:p xml:id="id37" text:id="id37" text:style-name="P14"><text:span text:style-name="T11">C = Diff &lt;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2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37"/>
              <table:table-cell/>
              <table:table-cell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0">
              <table:table-cell table:style-name="ce38">
                <text:p text:style-name="P24"><text:span text:style-name="T21">ld b,57</text:span></text:p>
              </table:table-cell>
              <table:table-cell table:style-name="ce39"/>
              <table:table-cell/>
              <table:table-cell/>
              <table:table-cell table:style-name="ce4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/>
              <table:table-cell/>
              <table:table-cell/>
              <table:table-cell table:style-name="ce42"/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2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37">
                <text:p text:style-name="P25"><text:span text:style-name="T22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37">
                <text:p text:style-name="P25"><text:span text:style-name="T22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40">
              <table:table-cell table:style-name="ce38">
                <text:p text:style-name="P24"><text:span text:style-name="T21">ld b,57</text:span></text:p>
              </table:table-cell>
              <table:table-cell table:style-name="ce39"/>
              <table:table-cell/>
              <table:table-cell/>
              <table:table-cell table:style-name="ce4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/>
              <table:table-cell/>
              <table:table-cell/>
              <table:table-cell table:style-name="ce42"/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40">
              <table:table-cell table:style-name="ce38">
                <text:p text:style-name="P24"><text:span text:style-name="T21">ld b,57</text:span></text:p>
              </table:table-cell>
              <table:table-cell table:style-name="ce39">
                <text:p text:style-name="P28"><text:span text:style-name="T29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41">
                <text:p text:style-name="P22"><text:span text:style-name="T26">57</text:span></text:p>
              </table:table-cell>
              <table:table-cell>
                <text:p text:style-name="P20"><text:span text:style-name="T23">57</text:span></text:p>
              </table:table-cell>
              <table:table-cell>
                <text:p text:style-name="P20"><text:span text:style-name="T23">39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/>
              <table:table-cell/>
              <table:table-cell/>
              <table:table-cell table:style-name="ce42"/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3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4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>
                <text:p text:style-name="P20"><text:span text:style-name="T23">241</text:span></text:p>
              </table:table-cell>
              <table:table-cell>
                <text:p text:style-name="P20"><text:span text:style-name="T23">-15</text:span></text:p>
              </table:table-cell>
              <table:table-cell>
                <text:p text:style-name="P20"><text:span text:style-name="T23">F1</text:span></text:p>
              </table:table-cell>
              <table:table-cell table:style-name="ce42">
                <text:p text:style-name="P22"><text:span text:style-name="T26">57</text:span></text:p>
              </table:table-cell>
              <table:table-cell table:style-name="ce5">
                <text:p text:style-name="P20"><text:span text:style-name="T23">57</text:span></text:p>
              </table:table-cell>
              <table:table-cell table:style-name="ce5">
                <text:p text:style-name="P20"><text:span text:style-name="T23">39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4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5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>
                <text:p text:style-name="P22"><text:span text:style-name="T26">184</text:span></text:p>
              </table:table-cell>
              <table:table-cell table:style-name="ce13">
                <text:p text:style-name="P20"><text:span text:style-name="T23">-72</text:span></text:p>
              </table:table-cell>
              <table:table-cell table:style-name="ce14">
                <text:p text:style-name="P20"><text:span text:style-name="T23">B8</text:span></text:p>
              </table:table-cell>
              <table:table-cell table:style-name="ce41">
                <text:p text:style-name="P22"><text:span text:style-name="T26">57</text:span></text:p>
              </table:table-cell>
              <table:table-cell table:style-name="ce40">
                <text:p text:style-name="P20"><text:span text:style-name="T23">57</text:span></text:p>
              </table:table-cell>
              <table:table-cell table:style-name="ce40">
                <text:p text:style-name="P20"><text:span text:style-name="T23">39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5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6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>
                <text:p text:style-name="P22"><text:span text:style-name="T26">184</text:span></text:p>
              </table:table-cell>
              <table:table-cell>
                <text:p text:style-name="P20"><text:span text:style-name="T23">-72</text:span></text:p>
              </table:table-cell>
              <table:table-cell table:style-name="ce44">
                <text:p text:style-name="P20"><text:span text:style-name="T23">B8</text:span></text:p>
              </table:table-cell>
              <table:table-cell table:style-name="ce37">
                <text:p text:style-name="P25"><text:span text:style-name="T22">180</text:span></text:p>
              </table:table-cell>
              <table:table-cell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6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7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>
                <text:p text:style-name="P22"><text:span text:style-name="T26">4</text:span></text:p>
              </table:table-cell>
              <table:table-cell>
                <text:p text:style-name="P20"><text:span text:style-name="T23">4</text:span></text:p>
              </table:table-cell>
              <table:table-cell table:style-name="ce45">
                <text:p text:style-name="P20"><text:span text:style-name="T23">04</text:span></text:p>
              </table:table-cell>
              <table:table-cell table:style-name="ce41">
                <text:p text:style-name="P31"><text:span text:style-name="T26">180</text:span></text:p>
              </table:table-cell>
              <table:table-cell table:style-name="ce43">
                <text:p text:style-name="P20"><text:span text:style-name="T23">-76</text:span></text:p>
              </table:table-cell>
              <table:table-cell table:style-name="ce43">
                <text:p text:style-name="P20"><text:span text:style-name="T23">B4</text:span></text:p>
              </table:table-cell>
              <table:table-cell table:style-name="ce46"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7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8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>
                <text:p text:style-name="P22"><text:span text:style-name="T26">80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50</text:span></text:p>
              </table:table-cell>
              <table:table-cell table:style-name="ce42">
                <text:p text:style-name="P31"><text:span text:style-name="T26">180</text:span></text:p>
              </table:table-cell>
              <table:table-cell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8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9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>
                <text:p text:style-name="P22"><text:span text:style-name="T26">156</text:span></text:p>
              </table:table-cell>
              <table:table-cell>
                <text:p text:style-name="P20"><text:span text:style-name="T23">-100</text:span></text:p>
              </table:table-cell>
              <table:table-cell table:style-name="ce47">
                <text:p text:style-name="P20"><text:span text:style-name="T23">9C</text:span></text:p>
              </table:table-cell>
              <table:table-cell table:style-name="ce41">
                <text:p text:style-name="P31"><text:span text:style-name="T26">180</text:span></text:p>
              </table:table-cell>
              <table:table-cell table:style-name="ce43">
                <text:p text:style-name="P20"><text:span text:style-name="T23">-76</text:span></text:p>
              </table:table-cell>
              <table:table-cell table:style-name="ce43">
                <text:p text:style-name="P20"><text:span text:style-name="T23">B4</text:span></text:p>
              </table:table-cell>
              <table:table-cell table:style-name="ce22"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0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>
                <text:p text:style-name="P22"><text:span text:style-name="T26">232</text:span></text:p>
              </table:table-cell>
              <table:table-cell table:style-name="ce48">
                <text:p text:style-name="P20"><text:span text:style-name="T23">-24</text:span></text:p>
              </table:table-cell>
              <table:table-cell table:style-name="ce49">
                <text:p text:style-name="P20"><text:span text:style-name="T23">E8</text:span></text:p>
              </table:table-cell>
              <table:table-cell table:style-name="ce42">
                <text:p text:style-name="P31"><text:span text:style-name="T26">180</text:span></text:p>
              </table:table-cell>
              <table:table-cell table:style-name="ce48"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1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0"><text:span text:style-name="T31">232</text:span></text:p>
              </table:table-cell>
              <table:table-cell table:style-name="ce83">
                <text:p text:style-name="P27"><text:span text:style-name="T28">-24</text:span></text:p>
              </table:table-cell>
              <table:table-cell table:style-name="ce84">
                <text:p text:style-name="P27"><text:span text:style-name="T28">E8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 table:style-name="ce83"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>
                <text:p text:style-name="P22"><text:span text:style-name="T26">232</text:span></text:p>
              </table:table-cell>
              <table:table-cell table:style-name="ce52">
                <text:p text:style-name="P20"><text:span text:style-name="T23">-24</text:span></text:p>
              </table:table-cell>
              <table:table-cell table:style-name="ce53">
                <text:p text:style-name="P20"><text:span text:style-name="T23">E8</text:span></text:p>
              </table:table-cell>
              <table:table-cell table:style-name="ce54">
                <text:p text:style-name="P33"><text:span text:style-name="T32">110</text:span></text:p>
              </table:table-cell>
              <table:table-cell table:style-name="ce52"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2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0"><text:span text:style-name="T31">232</text:span></text:p>
              </table:table-cell>
              <table:table-cell table:style-name="ce83">
                <text:p text:style-name="P27"><text:span text:style-name="T28">-24</text:span></text:p>
              </table:table-cell>
              <table:table-cell table:style-name="ce84">
                <text:p text:style-name="P27"><text:span text:style-name="T28">E8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 table:style-name="ce83"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4"><text:span text:style-name="T21">ld b,110</text:span></text:p>
              </table:table-cell>
              <table:table-cell table:style-name="ce85">
                <text:p text:style-name="P30"><text:span text:style-name="T31">232</text:span></text:p>
              </table:table-cell>
              <table:table-cell table:style-name="ce86">
                <text:p text:style-name="P27"><text:span text:style-name="T28">-24</text:span></text:p>
              </table:table-cell>
              <table:table-cell table:style-name="ce87">
                <text:p text:style-name="P27"><text:span text:style-name="T28">E8</text:span></text:p>
              </table:table-cell>
              <table:table-cell table:style-name="ce88">
                <text:p text:style-name="P34"><text:span text:style-name="T33">110</text:span></text:p>
              </table:table-cell>
              <table:table-cell table:style-name="ce86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>
                <text:p text:style-name="P22"><text:span text:style-name="T26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 table:style-name="ce57">
                <text:p text:style-name="P33"><text:span text:style-name="T32">110</text:span></text:p>
              </table:table-cell>
              <table:table-cell table:style-name="ce58"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3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0"><text:span text:style-name="T31">232</text:span></text:p>
              </table:table-cell>
              <table:table-cell table:style-name="ce83">
                <text:p text:style-name="P27"><text:span text:style-name="T28">-24</text:span></text:p>
              </table:table-cell>
              <table:table-cell table:style-name="ce84">
                <text:p text:style-name="P27"><text:span text:style-name="T28">E8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 table:style-name="ce83"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4"><text:span text:style-name="T21">ld b,110</text:span></text:p>
              </table:table-cell>
              <table:table-cell table:style-name="ce85">
                <text:p text:style-name="P30"><text:span text:style-name="T31">232</text:span></text:p>
              </table:table-cell>
              <table:table-cell table:style-name="ce86">
                <text:p text:style-name="P27"><text:span text:style-name="T28">-24</text:span></text:p>
              </table:table-cell>
              <table:table-cell table:style-name="ce87">
                <text:p text:style-name="P27"><text:span text:style-name="T28">E8</text:span></text:p>
              </table:table-cell>
              <table:table-cell table:style-name="ce88">
                <text:p text:style-name="P34"><text:span text:style-name="T33">110</text:span></text:p>
              </table:table-cell>
              <table:table-cell table:style-name="ce86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90">
              <table:table-cell table:style-name="ce9">
                <text:p text:style-name="P18"><text:span text:style-name="T21">sub b</text:span></text:p>
              </table:table-cell>
              <table:table-cell table:style-name="ce89">
                <text:p text:style-name="P30"><text:span text:style-name="T31">122</text:span></text:p>
              </table:table-cell>
              <table:table-cell>
                <text:p text:style-name="P27"><text:span text:style-name="T28">122</text:span></text:p>
              </table:table-cell>
              <table:table-cell>
                <text:p text:style-name="P27"><text:span text:style-name="T28">7A</text:span></text:p>
              </table:table-cell>
              <table:table-cell table:style-name="ce91">
                <text:p text:style-name="P34"><text:span text:style-name="T33">110</text:span></text:p>
              </table:table-cell>
              <table:table-cell table:style-name="ce92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>
                <text:p text:style-name="P22"><text:span text:style-name="T26">122</text:span></text:p>
              </table:table-cell>
              <table:table-cell table:style-name="ce61">
                <text:p text:style-name="P20"><text:span text:style-name="T23">122</text:span></text:p>
              </table:table-cell>
              <table:table-cell table:style-name="ce40">
                <text:p text:style-name="P20"><text:span text:style-name="T23">7A</text:span></text:p>
              </table:table-cell>
              <table:table-cell table:style-name="ce22">
                <text:p text:style-name="P20"><text:span text:style-name="T23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3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4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0"><text:span text:style-name="T31">232</text:span></text:p>
              </table:table-cell>
              <table:table-cell table:style-name="ce83">
                <text:p text:style-name="P27"><text:span text:style-name="T28">-24</text:span></text:p>
              </table:table-cell>
              <table:table-cell table:style-name="ce84">
                <text:p text:style-name="P27"><text:span text:style-name="T28">E8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 table:style-name="ce83"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4"><text:span text:style-name="T21">ld b,110</text:span></text:p>
              </table:table-cell>
              <table:table-cell table:style-name="ce85">
                <text:p text:style-name="P30"><text:span text:style-name="T31">232</text:span></text:p>
              </table:table-cell>
              <table:table-cell table:style-name="ce86">
                <text:p text:style-name="P27"><text:span text:style-name="T28">-24</text:span></text:p>
              </table:table-cell>
              <table:table-cell table:style-name="ce87">
                <text:p text:style-name="P27"><text:span text:style-name="T28">E8</text:span></text:p>
              </table:table-cell>
              <table:table-cell table:style-name="ce88">
                <text:p text:style-name="P34"><text:span text:style-name="T33">110</text:span></text:p>
              </table:table-cell>
              <table:table-cell table:style-name="ce86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90">
              <table:table-cell table:style-name="ce9">
                <text:p text:style-name="P18"><text:span text:style-name="T21">sub b</text:span></text:p>
              </table:table-cell>
              <table:table-cell table:style-name="ce89">
                <text:p text:style-name="P30"><text:span text:style-name="T31">122</text:span></text:p>
              </table:table-cell>
              <table:table-cell>
                <text:p text:style-name="P27"><text:span text:style-name="T28">122</text:span></text:p>
              </table:table-cell>
              <table:table-cell>
                <text:p text:style-name="P27"><text:span text:style-name="T28">7A</text:span></text:p>
              </table:table-cell>
              <table:table-cell table:style-name="ce91">
                <text:p text:style-name="P34"><text:span text:style-name="T33">110</text:span></text:p>
              </table:table-cell>
              <table:table-cell table:style-name="ce92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80">
              <table:table-cell table:style-name="ce59">
                <text:p text:style-name="P24"><text:span text:style-name="T21">ld b,122</text:span></text:p>
              </table:table-cell>
              <table:table-cell table:style-name="ce93">
                <text:p text:style-name="P30"><text:span text:style-name="T31">122</text:span></text:p>
              </table:table-cell>
              <table:table-cell table:style-name="ce94">
                <text:p text:style-name="P27"><text:span text:style-name="T28">122</text:span></text:p>
              </table:table-cell>
              <table:table-cell table:style-name="ce65">
                <text:p text:style-name="P27"><text:span text:style-name="T28">7A</text:span></text:p>
              </table:table-cell>
              <table:table-cell table:style-name="ce82">
                <text:p text:style-name="P27"><text:span text:style-name="T28">122</text:span></text:p>
              </table:table-cell>
              <table:table-cell>
                <text:p text:style-name="P27"><text:span text:style-name="T28">122</text:span></text:p>
              </table:table-cell>
              <table:table-cell>
                <text:p text:style-name="P27"><text:span text:style-name="T28">7A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>
                <text:p text:style-name="P22"><text:span text:style-name="T26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0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4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5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C: ADd with Carry (8-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11">Adds values of second operand </text:span><text:span text:style-name="T34">and carry bit</text:span><text:span text:style-name="T11"> to accumulator</text:span></text:p>
              </text:list-item>
              <text:list-item>
                <text:p><text:span text:style-name="T11">First Operand: Always A</text:span></text:p>
              </text:list-item>
              <text:list-item>
                <text:p><text:span text:style-name="T11">Second Operand:</text:span></text:p>
                <text:list>
                  <text:list-item>
                    <text:p><text:span text:style-name="T12">Register:</text:span></text:p>
                    <text:list>
                      <text:list-item>
                        <text:p><text:span text:style-name="T13">A, B, C, D, E, H, L, IXH, IXL, IYH, IYL</text:span></text:p>
                      </text:list-item>
                    </text:list>
                  </text:list-item>
                  <text:list-item>
                    <text:p><text:span text:style-name="T12">Register Indirect:</text:span></text:p>
                    <text:list>
                      <text:list-item>
                        <text:p><text:span text:style-name="T13">(HL)</text:span></text:p>
                      </text:list-item>
                    </text:list>
                  </text:list-item>
                  <text:list-item>
                    <text:p><text:span text:style-name="T12">Indexed:</text:span></text:p>
                    <text:list>
                      <text:list-item>
                        <text:p><text:span text:style-name="T13">(IX+n), (IY+n)</text:span></text:p>
                      </text:list-item>
                    </text:list>
                  </text:list-item>
                  <text:list-item>
                    <text:p><text:span text:style-name="T12">Immediate</text:span></text:p>
                    <text:list>
                      <text:list-item>
                        <text:p><text:span text:style-name="T13">Example:</text:span><text:span text:style-name="T14"> adc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6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C (8-Bit) Effe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5">Sum </text:span><text:span text:style-name="T11">= A</text:span><text:span text:style-name="T16">IN</text:span><text:span text:style-name="T11"> + Op2 </text:span><text:span text:style-name="T34">+ C</text:span><text:span text:style-name="T35">IN</text:span></text:p>
              </text:list-item>
              <text:list-item>
                <text:p><text:span text:style-name="T11">A</text:span><text:span text:style-name="T16">OUT</text:span><text:span text:style-name="T11"> = Sum % 256</text:span></text:p>
              </text:list-item>
              <text:list-item>
                <text:p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text:style-name="P14"><text:span text:style-name="T18">H = (</text:span><text:span text:style-name="T17">A</text:span><text:span text:style-name="T16">IN</text:span><text:span text:style-name="T17"> % 16) + (Op2 % 16) &gt; 15</text:span></text:p>
              </text:list-item>
              <text:list-item>
                <text:p><text:span text:style-name="T11">P/V = (Sum</text:span><text:span text:style-name="T16">SIGNED</text:span><text:span text:style-name="T17"> &lt; -128) || (Sum</text:span><text:span text:style-name="T16">SIGNED</text:span><text:span text:style-name="T17"> &gt; 127)</text:span></text:p>
                <text:list>
                  <text:list-item>
                    <text:p><text:span text:style-name="T17">Sum of two “negative” or two “positive” values doesn’t fit A</text:span></text:p>
                  </text:list-item>
                </text:list>
              </text:list-item>
              <text:list-item>
                <text:p text:style-name="P14"><text:span text:style-name="T11">N = 0</text:span></text:p>
              </text:list-item>
              <text:list-item>
                <text:p text:style-name="P14"><text:span text:style-name="T11">C</text:span><text:span text:style-name="T16">OUT</text:span><text:span text:style-name="T11"> = Sum &gt; 255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7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Chaining 8-Bit Addition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1">Start with ADD between lowest bytes</text:span></text:p>
              </text:list-item>
              <text:list-item>
                <text:p text:style-name="P14"><text:span text:style-name="T11">ADC each higher pair of bytes</text:span></text:p>
              </text:list-item>
              <text:list-item>
                <text:p text:style-name="P14"><text:span text:style-name="T11">Example (HL = BC + DE):</text:span></text:p>
                <text:p text:style-name="P35"><text:span text:style-name="T9">ld a,c</text:span></text:p>
                <text:p text:style-name="P36"><text:span text:style-name="T9">add a,e</text:span></text:p>
                <text:p text:style-name="P36"><text:span text:style-name="T9">ld l,a</text:span></text:p>
                <text:p text:style-name="P36"><text:span text:style-name="T9">ld a,b</text:span></text:p>
                <text:p text:style-name="P36"><text:span text:style-name="T9">adc a,d</text:span></text:p>
                <text:p text:style-name="P36"><text:span text:style-name="T9">ld h,a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8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814cm" presentation:class="title" presentation:user-transformed="true">
          <draw:text-box>
            <text:p><text:span text:style-name="T7">SBC: SuBtract with Carry (8-bit)</text:span></text:p>
          </draw:text-box>
        </draw:frame>
        <draw:frame presentation:style-name="pr6" draw:text-style-name="P13" draw:layer="layout" svg:width="31.065cm" svg:height="14.085cm" svg:x="1.692cm" svg:y="4.257cm" presentation:class="outline" presentation:user-transformed="true">
          <draw:text-box>
            <text:list text:style-name="L2">
              <text:list-item>
                <text:p xml:id="id38" text:id="id38"><text:span text:style-name="T11">Subtracts values of </text:span><text:span text:style-name="T34">second</text:span><text:span text:style-name="T11"> operand </text:span><text:span text:style-name="T34">and carry bit</text:span><text:span text:style-name="T11"> from accumulator</text:span></text:p>
              </text:list-item>
              <text:list-item>
                <text:p xml:id="id39" text:id="id39"><text:span text:style-name="T11">First Operand: Always A</text:span></text:p>
              </text:list-item>
              <text:list-item>
                <text:p xml:id="id40" text:id="id40"><text:span text:style-name="T11">Second Operand:</text:span></text:p>
                <text:list>
                  <text:list-item>
                    <text:p xml:id="id41" text:id="id41"><text:span text:style-name="T12">Register:</text:span></text:p>
                    <text:list>
                      <text:list-item>
                        <text:p xml:id="id42" text:id="id42"><text:span text:style-name="T13">A, B, C, D, E, H, L, IXH, IXL, IYH, IYL</text:span></text:p>
                      </text:list-item>
                    </text:list>
                  </text:list-item>
                  <text:list-item>
                    <text:p xml:id="id43" text:id="id43"><text:span text:style-name="T12">Register Indirect:</text:span></text:p>
                    <text:list>
                      <text:list-item>
                        <text:p xml:id="id44" text:id="id44"><text:span text:style-name="T13">(HL)</text:span></text:p>
                      </text:list-item>
                    </text:list>
                  </text:list-item>
                  <text:list-item>
                    <text:p xml:id="id45" text:id="id45"><text:span text:style-name="T12">Indexed:</text:span></text:p>
                    <text:list>
                      <text:list-item>
                        <text:p xml:id="id46" text:id="id46"><text:span text:style-name="T13">(IX+n), (IY+n)</text:span></text:p>
                      </text:list-item>
                    </text:list>
                  </text:list-item>
                  <text:list-item>
                    <text:p xml:id="id47" text:id="id47"><text:span text:style-name="T12">Immediate</text:span></text:p>
                    <text:list>
                      <text:list-item>
                        <text:p xml:id="id48" text:id="id48"><text:span text:style-name="T13">Example:</text:span><text:span text:style-name="T14"> sbc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9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BC (8-Bit) Effects</text:span></text:p>
          </draw:text-box>
        </draw:frame>
        <draw:frame presentation:style-name="pr6" draw:text-style-name="P13" draw:layer="layout" svg:width="31.065cm" svg:height="15.24cm" svg:x="1.692cm" svg:y="3.494cm" presentation:class="outline" presentation:user-transformed="true">
          <draw:text-box>
            <text:list text:style-name="L2">
              <text:list-item>
                <text:p xml:id="id49" text:id="id49" text:style-name="P14"><text:span text:style-name="T15">Diff </text:span><text:span text:style-name="T11">= A</text:span><text:span text:style-name="T16">IN</text:span><text:span text:style-name="T11"> – Op2 </text:span><text:span text:style-name="T34">– C</text:span><text:span text:style-name="T35">IN</text:span></text:p>
              </text:list-item>
              <text:list-item>
                <text:p xml:id="id50" text:id="id50"><text:span text:style-name="T11">A</text:span><text:span text:style-name="T16">OUT</text:span><text:span text:style-name="T11"> = Diff &amp; 255</text:span></text:p>
              </text:list-item>
              <text:list-item>
                <text:p xml:id="id51" text:id="id51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52" text:id="id52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53" text:id="id53" text:style-name="P14"><text:span text:style-name="T18">H = (</text:span><text:span text:style-name="T17">A</text:span><text:span text:style-name="T16">IN</text:span><text:span text:style-name="T17"> % 16) - (Op2 % 16) &lt; 0</text:span></text:p>
              </text:list-item>
              <text:list-item>
                <text:p xml:id="id54" text:id="id54"><text:span text:style-name="T11">P/V = (Diff</text:span><text:span text:style-name="T16">SIGNED</text:span><text:span text:style-name="T11"> &lt; -128) || (Diff</text:span><text:span text:style-name="T16">SIGNED</text:span><text:span text:style-name="T11"> &gt; 127)</text:span></text:p>
              </text:list-item>
              <text:list-item>
                <text:p xml:id="id55" text:id="id55" text:style-name="P14"><text:span text:style-name="T11">N = 1</text:span></text:p>
              </text:list-item>
              <text:list-item>
                <text:p xml:id="id56" text:id="id56" text:style-name="P14"><text:span text:style-name="T11">C</text:span><text:span text:style-name="T16">OUT</text:span><text:span text:style-name="T11"> = Diff &lt;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0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Chaining 8-Bit Subtraction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1">Start with SUB between lowest bytes</text:span></text:p>
              </text:list-item>
              <text:list-item>
                <text:p text:style-name="P14"><text:span text:style-name="T11">SBC each higher pair of bytes</text:span></text:p>
              </text:list-item>
              <text:list-item>
                <text:p text:style-name="P14"><text:span text:style-name="T11">Example (HL = BC - DE):</text:span></text:p>
                <text:p text:style-name="P35"><text:span text:style-name="T9">ld a,c</text:span></text:p>
                <text:p text:style-name="P36"><text:span text:style-name="T9">sub e</text:span></text:p>
                <text:p text:style-name="P36"><text:span text:style-name="T9">ld l,a</text:span></text:p>
                <text:p text:style-name="P36"><text:span text:style-name="T9">ld a,b</text:span></text:p>
                <text:p text:style-name="P36"><text:span text:style-name="T9">sbc a,d</text:span></text:p>
                <text:p text:style-name="P36"><text:span text:style-name="T9">ld h,a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1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D (16-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57" text:id="id57"><text:span text:style-name="T11">Adds value of second operand to first operand</text:span></text:p>
              </text:list-item>
              <text:list-item>
                <text:p xml:id="id58" text:id="id58"><text:span text:style-name="T11">First Operand: HL, IX, IY</text:span></text:p>
              </text:list-item>
              <text:list-item>
                <text:p xml:id="id59" text:id="id59"><text:span text:style-name="T11">Second Operand: BC, DE, SP, First Operand (HL, IX, IY)</text:span></text:p>
              </text:list-item>
              <text:list-item>
                <text:p xml:id="id60" text:id="id60"><text:span text:style-name="T11">Example (HL = BC + DE):</text:span></text:p>
                <text:p xml:id="id61" text:id="id61"><text:span text:style-name="T9">ld h,b</text:span></text:p>
                <text:p xml:id="id62" text:id="id62" text:style-name="P37"><text:span text:style-name="T9">ld l,c</text:span></text:p>
                <text:p xml:id="id63" text:id="id63" text:style-name="P37"><text:span text:style-name="T9">add hl,de</text:span></text:p>
                <text:list>
                  <text:list-item>
                    <text:p xml:id="id64" text:id="id64"><text:span text:style-name="T36">3 bytes and 19 T-states</text:span></text:p>
                  </text:list-item>
                  <text:list-item>
                    <text:p xml:id="id65" text:id="id65"><text:span text:style-name="T36">8-bit Chaining: 6 bytes and 24 T-states <text:s/>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1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2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D (16-Bit) Effe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xml:id="id66" text:id="id66" text:style-name="P14"><text:span text:style-name="T15">Sum </text:span><text:span text:style-name="T11">= Op1</text:span><text:span text:style-name="T16">IN</text:span><text:span text:style-name="T11"> + Op2</text:span></text:p>
              </text:list-item>
              <text:list-item>
                <text:p xml:id="id67" text:id="id67"><text:span text:style-name="T17">Op1</text:span><text:span text:style-name="T16">OUT</text:span><text:span text:style-name="T11"> = Sum % 65,536</text:span></text:p>
              </text:list-item>
              <text:list-item>
                <text:p xml:id="id68" text:id="id68" text:style-name="P14"><text:span text:style-name="T18">H = ? (Undefined)</text:span></text:p>
              </text:list-item>
              <text:list-item>
                <text:p xml:id="id69" text:id="id69" text:style-name="P14"><text:span text:style-name="T11">N = 0</text:span></text:p>
              </text:list-item>
              <text:list-item>
                <text:p xml:id="id70" text:id="id70" text:style-name="P14"><text:span text:style-name="T15">C = Sum &gt; </text:span><text:span text:style-name="T18">65,535</text:span></text:p>
              </text:list-item>
              <text:list-item>
                <text:p xml:id="id71" text:id="id71" text:style-name="P14"><text:span text:style-name="T18">Preserves S, Z, P/V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3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C: ADd with Carry (16-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11">Adds values of second operand </text:span><text:span text:style-name="T34">and carry bit</text:span><text:span text:style-name="T11"> to </text:span><text:span text:style-name="T34">HL</text:span></text:p>
              </text:list-item>
              <text:list-item>
                <text:p><text:span text:style-name="T11">First Operand: Always </text:span><text:span text:style-name="T34">HL</text:span></text:p>
              </text:list-item>
              <text:list-item>
                <text:p text:style-name="P14"><text:span text:style-name="T11">Second Operand: BC, DE, HL, SP</text:span></text:p>
              </text:list-item>
              <text:list-item>
                <text:p text:style-name="P14"><text:span text:style-name="T15">Sum = </text:span><text:span text:style-name="T34">HL</text:span><text:span text:style-name="T35">IN</text:span><text:span text:style-name="T11"> + Op2 </text:span><text:span text:style-name="T34">+ C</text:span><text:span text:style-name="T35">IN</text:span></text:p>
              </text:list-item>
              <text:list-item>
                <text:p text:style-name="P14"><text:span text:style-name="T37">HL</text:span><text:span text:style-name="T35">OUT</text:span><text:span text:style-name="T11"> = Sum % 65,535</text:span></text:p>
              </text:list-item>
              <text:list-item>
                <text:p text:style-name="P14"><text:span text:style-name="T18">H = ? (Undefined)</text:span></text:p>
              </text:list-item>
              <text:list-item>
                <text:p text:style-name="P14"><text:span text:style-name="T11">N = 0</text:span></text:p>
              </text:list-item>
              <text:list-item>
                <text:p text:style-name="P14"><text:span text:style-name="T15">C = Sum &gt; </text:span><text:span text:style-name="T18">65,535</text:span></text:p>
              </text:list-item>
              <text:list-item>
                <text:p text:style-name="P14"><text:span text:style-name="T18">Preserves S, Z, P/V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4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814cm" presentation:class="title" presentation:user-transformed="true">
          <draw:text-box>
            <text:p><text:span text:style-name="T7">SBC: SuBtract with Carry (16-bit)</text:span></text:p>
          </draw:text-box>
        </draw:frame>
        <draw:frame presentation:style-name="pr6" draw:text-style-name="P13" draw:layer="layout" svg:width="31.065cm" svg:height="14.085cm" svg:x="1.692cm" svg:y="4.257cm" presentation:class="outline" presentation:user-transformed="true">
          <draw:text-box>
            <text:list text:style-name="L2">
              <text:list-item>
                <text:p xml:id="id72" text:id="id72"><text:span text:style-name="T11">Subtracts values of </text:span><text:span text:style-name="T38">second</text:span><text:span text:style-name="T11"> operand </text:span><text:span text:style-name="T38">and carry bit</text:span><text:span text:style-name="T11"> from </text:span><text:span text:style-name="T34">HL</text:span></text:p>
              </text:list-item>
              <text:list-item>
                <text:p xml:id="id73" text:id="id73"><text:span text:style-name="T11">First Operand: Always HL</text:span></text:p>
              </text:list-item>
              <text:list-item>
                <text:p xml:id="id74" text:id="id74" text:style-name="P14"><text:span text:style-name="T11">Second Operand: BC, DE, HL, SP</text:span></text:p>
              </text:list-item>
              <text:list-item>
                <text:p xml:id="id75" text:id="id75" text:style-name="P14"><text:span text:style-name="T11">Example (HL = BC - DE): </text:span></text:p>
                <text:p xml:id="id76" text:id="id76" text:style-name="P14"><text:span text:style-name="T9">ld h,b</text:span></text:p>
                <text:p xml:id="id77" text:id="id77" text:style-name="P36"><text:span text:style-name="T9">ld l,c</text:span></text:p>
                <text:p xml:id="id78" text:id="id78" text:style-name="P36"><text:span text:style-name="T9">cp a <text:s text:c="5"/>; clears C</text:span></text:p>
                <text:p xml:id="id79" text:id="id79" text:style-name="P36"><text:span text:style-name="T9">sbc hl,de</text:span></text:p>
                <text:list>
                  <text:list-item>
                    <text:p xml:id="id80" text:id="id80"><text:span text:style-name="T36">4 bytes and 27 T-states</text:span></text:p>
                  </text:list-item>
                  <text:list-item>
                    <text:p xml:id="id81" text:id="id81" text:style-name="P37"><text:span text:style-name="T36">8-bit Chaining: 6 bytes and 24 T-stat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5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SBC (16-Bit) Effects</text:span></text:p>
          </draw:text-box>
        </draw:frame>
        <draw:frame presentation:style-name="pr6" draw:text-style-name="P13" draw:layer="layout" svg:width="31.065cm" svg:height="15.24cm" svg:x="1.692cm" svg:y="3.894cm" presentation:class="outline" presentation:user-transformed="true">
          <draw:text-box>
            <text:list text:style-name="L2">
              <text:list-item>
                <text:p text:style-name="P14"><text:span text:style-name="T15">Diff </text:span><text:span text:style-name="T11">= HL</text:span><text:span text:style-name="T16">IN</text:span><text:span text:style-name="T11"> – Op2 </text:span><text:span text:style-name="T38">– C</text:span><text:span text:style-name="T39">IN</text:span></text:p>
              </text:list-item>
              <text:list-item>
                <text:p><text:span text:style-name="T17">HL</text:span><text:span text:style-name="T16">OUT</text:span><text:span text:style-name="T11"> = Diff % 65,536</text:span></text:p>
              </text:list-item>
              <text:list-item>
                <text:p text:style-name="P14"><text:span text:style-name="T15">S = </text:span><text:span text:style-name="T18">HL</text:span><text:span text:style-name="T40">OUT</text:span><text:span text:style-name="T17"> &gt; 32,767 (negative if A interpreted as signed)</text:span></text:p>
              </text:list-item>
              <text:list-item>
                <text:p text:style-name="P14"><text:span text:style-name="T18">Z = HL</text:span><text:span text:style-name="T40">OUT</text:span><text:span text:style-name="T17"> == 0</text:span></text:p>
              </text:list-item>
              <text:list-item>
                <text:p text:style-name="P14"><text:span text:style-name="T18">H = </text:span><text:span text:style-name="T41">? (Undefined)</text:span></text:p>
              </text:list-item>
              <text:list-item>
                <text:p><text:span text:style-name="T11">P/V = (Diff</text:span><text:span text:style-name="T16">SIGNED</text:span><text:span text:style-name="T11"> &lt; -32,768) || (Diff</text:span><text:span text:style-name="T16">SIGNED</text:span><text:span text:style-name="T11"> &gt; 32,767)</text:span></text:p>
              </text:list-item>
              <text:list-item>
                <text:p text:style-name="P14"><text:span text:style-name="T11">N = 1</text:span></text:p>
              </text:list-item>
              <text:list-item>
                <text:p text:style-name="P14"><text:span text:style-name="T11">C</text:span><text:span text:style-name="T16">OUT</text:span><text:span text:style-name="T11"> = Diff &lt; 0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5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6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INC: INCrement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xml:id="id82" text:id="id82" text:style-name="P14"><text:span text:style-name="T11">Adds 1 to the value of the operand</text:span></text:p>
              </text:list-item>
              <text:list-item>
                <text:p xml:id="id83" text:id="id83" text:style-name="P14"><text:span text:style-name="T11">Register</text:span></text:p>
                <text:list>
                  <text:list-item>
                    <text:p xml:id="id84" text:id="id84"><text:span text:style-name="T11">8-bit: A, B, C, D, E, H, L, IXH, IXL, IYH, IYL</text:span></text:p>
                  </text:list-item>
                  <text:list-item>
                    <text:p xml:id="id85" text:id="id85"><text:span text:style-name="T11">16-bit: BC, DE, HL, IX, IY, SP</text:span></text:p>
                  </text:list-item>
                </text:list>
              </text:list-item>
              <text:list-item>
                <text:p xml:id="id86" text:id="id86" text:style-name="P14"><text:span text:style-name="T11">Register Indirect</text:span></text:p>
                <text:list>
                  <text:list-item>
                    <text:p xml:id="id87" text:id="id87"><text:span text:style-name="T11">(HL)</text:span></text:p>
                  </text:list-item>
                </text:list>
              </text:list-item>
              <text:list-item>
                <text:p xml:id="id88" text:id="id88" text:style-name="P14"><text:span text:style-name="T11">Indexed</text:span></text:p>
                <text:list>
                  <text:list-item>
                    <text:p xml:id="id89" text:id="id89"><text:span text:style-name="T11">(IX+n), (IY+n)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6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7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INC Effects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xml:id="id90" text:id="id90" text:style-name="P14"><text:span text:style-name="T11">Op</text:span><text:span text:style-name="T16">OUT</text:span><text:span text:style-name="T17"> = Op</text:span><text:span text:style-name="T16">IN</text:span><text:span text:style-name="T17"> + 1</text:span></text:p>
              </text:list-item>
              <text:list-item>
                <text:p xml:id="id91" text:id="id91" text:style-name="P14"><text:span text:style-name="T17">8-Bit:</text:span></text:p>
                <text:list>
                  <text:list-item>
                    <text:p xml:id="id92" text:id="id92"><text:span text:style-name="T17">C flag preserved</text:span></text:p>
                  </text:list-item>
                  <text:list-item>
                    <text:p xml:id="id93" text:id="id93"><text:span text:style-name="T17">Other flags same effects as 8-bit ADD/ADC</text:span></text:p>
                  </text:list-item>
                </text:list>
              </text:list-item>
              <text:list-item>
                <text:p xml:id="id94" text:id="id94"><text:span text:style-name="T17">16-Bit:</text:span></text:p>
                <text:list>
                  <text:list-item>
                    <text:p xml:id="id95" text:id="id95"><text:span text:style-name="T17">All flags preserved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7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8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DEC: DECrement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xml:id="id96" text:id="id96" text:style-name="P14"><text:span text:style-name="T11">Subtracts 1 from the value of the operand</text:span></text:p>
              </text:list-item>
              <text:list-item>
                <text:p xml:id="id97" text:id="id97" text:style-name="P14"><text:span text:style-name="T11">Register</text:span></text:p>
                <text:list>
                  <text:list-item>
                    <text:p xml:id="id98" text:id="id98"><text:span text:style-name="T11">8-bit: A, B, C, D, E, H, L, IXH, IXL, IYH, IYL</text:span></text:p>
                  </text:list-item>
                  <text:list-item>
                    <text:p xml:id="id99" text:id="id99"><text:span text:style-name="T11">16-bit: BC, DE, HL, IX, IY, SP</text:span></text:p>
                  </text:list-item>
                </text:list>
              </text:list-item>
              <text:list-item>
                <text:p xml:id="id100" text:id="id100" text:style-name="P14"><text:span text:style-name="T11">Register Indirect</text:span></text:p>
                <text:list>
                  <text:list-item>
                    <text:p xml:id="id101" text:id="id101"><text:span text:style-name="T11">(HL)</text:span></text:p>
                  </text:list-item>
                </text:list>
              </text:list-item>
              <text:list-item>
                <text:p xml:id="id102" text:id="id102" text:style-name="P14"><text:span text:style-name="T11">Indexed</text:span></text:p>
                <text:list>
                  <text:list-item>
                    <text:p xml:id="id103" text:id="id103"><text:span text:style-name="T11">(IX+n), (IY+n)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8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9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DEC Effects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xml:id="id104" text:id="id104" text:style-name="P14"><text:span text:style-name="T11">Op</text:span><text:span text:style-name="T16">OUT</text:span><text:span text:style-name="T17"> = Op</text:span><text:span text:style-name="T16">IN</text:span><text:span text:style-name="T17"> - 1</text:span></text:p>
              </text:list-item>
              <text:list-item>
                <text:p xml:id="id105" text:id="id105" text:style-name="P14"><text:span text:style-name="T17">8-Bit:</text:span></text:p>
                <text:list>
                  <text:list-item>
                    <text:p xml:id="id106" text:id="id106"><text:span text:style-name="T17">C flag preserved</text:span></text:p>
                  </text:list-item>
                  <text:list-item>
                    <text:p xml:id="id107" text:id="id107"><text:span text:style-name="T17">Other flags same effects as 8-bit SUB/SBC</text:span></text:p>
                  </text:list-item>
                </text:list>
              </text:list-item>
              <text:list-item>
                <text:p xml:id="id108" text:id="id108"><text:span text:style-name="T17">16-Bit:</text:span></text:p>
                <text:list>
                  <text:list-item>
                    <text:p xml:id="id109" text:id="id109"><text:span text:style-name="T17">All flags preserved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0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NEG: NEGate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xml:id="id110" text:id="id110" text:style-name="P14"><text:span text:style-name="T11">Negates the value in the accumulator</text:span></text:p>
              </text:list-item>
              <text:list-item>
                <text:p xml:id="id111" text:id="id111" text:style-name="P14"><text:span text:style-name="T17">A</text:span><text:span text:style-name="T16">OUT</text:span><text:span text:style-name="T17"> = 0 – A</text:span><text:span text:style-name="T16">IN</text:span></text:p>
              </text:list-item>
              <text:list-item>
                <text:p xml:id="id112" text:id="id112" text:style-name="P14"><text:span text:style-name="T18">S = </text:span><text:span text:style-name="T17">A</text:span><text:span text:style-name="T16">OUT</text:span><text:span text:style-name="T17"> &gt; 127</text:span></text:p>
              </text:list-item>
              <text:list-item>
                <text:p xml:id="id113" text:id="id113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114" text:id="id114" text:style-name="P14"><text:span text:style-name="T18">H = (</text:span><text:span text:style-name="T17">A</text:span><text:span text:style-name="T16">IN</text:span><text:span text:style-name="T17"> % 16) &gt; 0</text:span></text:p>
              </text:list-item>
              <text:list-item>
                <text:p xml:id="id115" text:id="id115" text:style-name="P14"><text:span text:style-name="T18">P/V = </text:span><text:span text:style-name="T17">A</text:span><text:span text:style-name="T16">IN</text:span><text:span text:style-name="T17"> == 128</text:span></text:p>
              </text:list-item>
              <text:list-item>
                <text:p xml:id="id116" text:id="id116" text:style-name="P14"><text:span text:style-name="T17">N = 1</text:span></text:p>
              </text:list-item>
              <text:list-item>
                <text:p xml:id="id117" text:id="id117" text:style-name="P14"><text:span text:style-name="T18">C = A</text:span><text:span text:style-name="T40">IN</text:span><text:span text:style-name="T18"> &gt;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5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1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Example Program</text:span></text:p>
          </draw:text-box>
        </draw:frame>
        <draw:frame presentation:style-name="pr6" draw:text-style-name="P13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text:style-name="P14"><text:span text:style-name="T42">Do some math!</text:span></text:p>
              </text:list-item>
              <text:list-item>
                <text:p text:style-name="P14"><text:span text:style-name="T42">Use different instructions and addressing modes</text:span></text:p>
              </text:list-item>
              <text:list-item>
                <text:p text:style-name="P14"><text:span text:style-name="T42">Print register contents in hex</text:span></text:p>
              </text:list-item>
            </text:list>
          </draw:text-box>
        </draw:frame>
        <draw:frame draw:style-name="gr3" draw:text-style-name="P4" draw:layer="layout" svg:width="8.382cm" svg:height="7.529cm" svg:x="12.6cm" svg:y="9.848cm">
          <draw:image xlink:href="Pictures/10000000000000F6000000DD0CB01142B846F12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5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" svg:font-family="'Calibri Light'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2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afd095" draw:start-intensity="100%" draw:end-intensity="70%" draw:angle="0deg" draw:border="3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31">7/31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31">7/31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31">7/31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31">7/31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31">7/31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31">7/31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31">7/31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31">7/31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31">7/31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31">7/31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31">7/31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31">7/31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31">7/31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31">7/31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31">7/31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31">7/31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31">7/31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31">7/31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31">7/31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31">7/31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31">7/31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31">7/31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31">7/31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31">7/31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7-31T00:52:01.057460314</dc:date>
    <meta:editing-cycles>323</meta:editing-cycles>
    <meta:editing-duration>P2DT19H30M26S</meta:editing-duration>
    <meta:document-statistic meta:object-count="363"/>
  </office:meta>
</office:document-meta>
</file>